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3" style:family="graphic" style:parent-style-name="standard">
      <style:graphic-properties draw:stroke="none" svg:stroke-color="#cccccc" draw:fill="none" draw:fill-color="#ffffff" fo:min-height="0.3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5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1cm"/>
    </style:style>
    <style:style style:name="gr17" style:family="graphic" style:parent-style-name="standard">
      <style:graphic-properties draw:stroke="none" svg:stroke-color="#cccccc" draw:fill="none" draw:fill-color="#ffffff" fo:min-height="0.25cm"/>
    </style:style>
    <style:style style:name="gr18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cccccc" draw:fill="none" draw:fill-color="#ffffff" fo:min-height="0.477cm"/>
    </style:style>
    <style:style style:name="gr2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833cm" fo:min-width="3.11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33cm" fo:min-width="3.11cm"/>
    </style:style>
    <style:style style:name="gr22" style:family="graphic" style:parent-style-name="standard">
      <style:graphic-properties draw:stroke="none" svg:stroke-color="#cccccc" draw:fill="none" draw:fill-color="#ffffff" fo:min-height="0.239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6cm" fo:min-width="0.096cm"/>
    </style:style>
    <style:style style:name="gr24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339cm"/>
    </style:style>
    <style:style style:name="gr2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46cm" fo:min-width="0.096cm"/>
    </style:style>
    <style:style style:name="gr27" style:family="graphic" style:parent-style-name="standard">
      <style:graphic-properties draw:stroke="none" svg:stroke-color="#cccccc" draw:fill="none" draw:fill-color="#ffffff" fo:min-height="0.45cm"/>
    </style:style>
    <style:style style:name="gr28" style:family="graphic" style:parent-style-name="standard">
      <style:graphic-properties svg:stroke-color="#cccccc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29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30" style:family="graphic" style:parent-style-name="standard">
      <style:graphic-properties draw:stroke="none" svg:stroke-color="#000000" draw:fill="none" draw:fill-color="#ffffff" fo:min-height="0.25cm"/>
    </style:style>
    <style:style style:name="gr31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cccccc" draw:fill="none" draw:fill-color="#ffffff" fo:min-height="0.339cm"/>
    </style:style>
    <style:style style:name="gr33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 draw:fill-color="#ffffff"/>
      <style:text-properties fo:color="#000000" fo:font-size="6pt"/>
    </style:style>
    <style:style style:name="P7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8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color="#cccccc" fo:font-size="6pt"/>
    </style:style>
    <style:style style:name="P10" style:family="paragraph">
      <loext:graphic-properties draw:fill="none" draw:fill-color="#ffffff"/>
      <style:text-properties fo:color="#cccccc" fo:font-size="6pt"/>
    </style:style>
    <style:style style:name="P11" style:family="paragraph">
      <loext:graphic-properties draw:fill-color="#000000"/>
      <style:paragraph-properties fo:text-align="center"/>
      <style:text-properties fo:color="#000000" fo:font-size="6pt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style:text-properties fo:color="#cccccc"/>
    </style:style>
    <style:style style:name="P14" style:family="paragraph">
      <loext:graphic-properties draw:fill="solid" draw:fill-color="#ffffff"/>
      <style:paragraph-properties fo:text-align="center"/>
      <style:text-properties fo:color="#cccccc" fo:font-size="6pt"/>
    </style:style>
    <style:style style:name="P15" style:family="paragraph">
      <loext:graphic-properties draw:fill="solid" draw:fill-color="#ffffff"/>
      <style:paragraph-properties fo:text-align="center"/>
      <style:text-properties fo:color="#000000" fo:font-size="6pt"/>
    </style:style>
    <style:style style:name="P16" style:family="paragraph">
      <loext:graphic-properties draw:fill="solid" draw:fill-color="#ffffff"/>
      <style:paragraph-properties fo:text-align="center"/>
      <style:text-properties fo:color="#000000"/>
    </style:style>
    <style:style style:name="P17" style:family="paragraph">
      <loext:graphic-properties draw:fill="none" draw:fill-color="#ffffff"/>
      <style:text-properties fo:font-size="6pt"/>
    </style:style>
    <style:style style:name="P18" style:family="paragraph">
      <loext:graphic-properties draw:fill="none"/>
      <style:paragraph-properties fo:text-align="center"/>
      <style:text-properties fo:color="#cccccc"/>
    </style:style>
    <style:style style:name="P19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20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21" style:family="paragraph">
      <loext:graphic-properties draw:fill-color="#cccccc"/>
      <style:paragraph-properties fo:text-align="center"/>
      <style:text-properties fo:color="#cccccc" fo:font-size="6pt"/>
    </style:style>
    <style:style style:name="P22" style:family="paragraph">
      <loext:graphic-properties draw:fill="solid" draw:fill-color="#ffffff"/>
      <style:paragraph-properties fo:text-align="center"/>
      <style:text-properties fo:color="#cccccc"/>
    </style:style>
    <style:style style:name="P23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000000" fo:font-size="6pt" fo:font-weight="bold" style:font-weight-asian="bold" style:font-weight-complex="bold"/>
    </style:style>
    <style:style style:name="T4" style:family="text">
      <style:text-properties fo:color="#000000" fo:font-size="6pt"/>
    </style:style>
    <style:style style:name="T5" style:family="text">
      <style:text-properties fo:color="#000000" fo:font-size="6pt" style:font-size-asian="11pt" style:font-size-complex="11pt"/>
    </style:style>
    <style:style style:name="T6" style:family="text">
      <style:text-properties fo:color="#cccccc" fo:font-size="6pt" fo:font-weight="bold" style:font-weight-asian="bold" style:font-weight-complex="bold"/>
    </style:style>
    <style:style style:name="T7" style:family="text">
      <style:text-properties fo:color="#cccccc" fo:font-size="6pt"/>
    </style:style>
    <style:style style:name="T8" style:family="text">
      <style:text-properties fo:font-size="6pt"/>
    </style:style>
    <style:style style:name="T9" style:family="text">
      <style:text-properties fo:color="#cccccc" fo:font-size="6pt" fo:font-weight="normal" style:font-weight-asian="normal" style:font-weight-complex="normal"/>
    </style:style>
    <style:style style:name="T10" style:family="text">
      <style:text-properties fo:color="#000000" fo:font-size="6pt" fo:font-weight="normal" style:font-weight-asian="normal" style:font-weight-complex="normal"/>
    </style:style>
    <style:style style:name="T11" style:family="text">
      <style:text-properties fo:color="#cccccc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üfe, ob eine </text:span></text:p>
          <text:p text:style-name="P3"><text:span text:style-name="T2">Konfigurationsdatei mit Pfad</text:span></text:p>
          <text:p text:style-name="P3"><text:span text:style-name="T2"><text:s/></text:span><text:span text:style-name="T2">angehängt 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7" draw:text-style-name="P5" xml:id="id26" draw:id="id26" draw:layer="layout" svg:width="3.725cm" svg:height="1.199cm" svg:x="4.92cm" svg:y="4.9cm">
          <text:p text:style-name="P3"><text:span text:style-name="T3">Ausgabe A1</text:span><text:span text:style-name="T4">: </text:span></text:p>
          <text:p text:style-name="P3"><text:span text:style-name="T4">verwende den</text:span></text:p>
          <text:p text:style-name="P3"><text:span text:style-name="T4">Standardpfad für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1" draw:id="id21" draw:layer="layout" svg:width="3.725cm" svg:height="1.2cm" svg:x="12.619cm" svg:y="4.9cm">
          <text:p text:style-name="P3"><text:span text:style-name="T3">Ausgabe A2:</text:span></text:p>
          <text:p text:style-name="P3"><text:span text:style-name="T5">verwende angehängten Pfad mit </text:span></text:p>
          <text:p text:style-name="P3"><text:span text:style-name="T5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067cm" svg:height="0.489cm" svg:x="9.119cm" svg:y="5.1cm">
          <draw:text-box>
            <text:p><text:span text:style-name="T4">Nein</text:span></text:p>
          </draw:text-box>
        </draw:frame>
        <draw:frame draw:style-name="gr10" draw:text-style-name="P6" draw:layer="layout" svg:width="0.975cm" svg:height="0.525cm" svg:x="11.344cm" svg:y="5.075cm">
          <draw:text-box>
            <text:p><text:span text:style-name="T4">Ja</text:span></text:p>
          </draw:text-box>
        </draw:frame>
        <draw:custom-shape draw:style-name="gr3" draw:text-style-name="P7" xml:id="id28" draw:id="id28" draw:layer="layout" svg:width="3.726cm" svg:height="1.199cm" svg:x="0.874cm" svg:y="6.901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7" draw:id="id27" draw:layer="layout" svg:width="2.162cm" svg:height="1.02cm" svg:x="1.638cm" svg:y="4.99cm">
          <text:p text:style-name="P3"><text:span text:style-name="T5">Standard-</text:span></text:p>
          <text:p text:style-name="P3"><text:span text:style-name="T5">Konfigurations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5" draw:id="id25" draw:layer="layout" svg:width="3.726cm" svg:height="1.199cm" svg:x="16.674cm" svg:y="8.901cm">
          <text:p text:style-name="P3"><text:span text:style-name="T6">Ausgabe A4.1</text:span><text:span text:style-name="T7">: </text:span></text:p>
          <text:p text:style-name="P3"><text:span text:style-name="T7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004cm" svg:height="0.6cm" svg:x="13.396cm" svg:y="9.1cm">
          <draw:text-box>
            <text:p><text:span text:style-name="T7">Nein</text:span></text:p>
          </draw:text-box>
        </draw:frame>
        <draw:custom-shape draw:style-name="gr14" draw:text-style-name="P5" xml:id="id16" draw:id="id16" draw:layer="layout" svg:width="3.725cm" svg:height="1.198cm" svg:x="8.65cm" svg:y="8.6cm">
          <text:p text:style-name="P3"><text:span text:style-name="T3">Ausgabe A3</text:span><text:span text:style-name="T4">: </text:span></text:p>
          <text:p text:style-name="P3"><text:span text:style-name="T4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7" draw:id="id17" draw:layer="layout" svg:width="3.725cm" svg:height="1.2cm" svg:x="8.65cm" svg:y="10.7cm">
          <text:p text:style-name="P3"><text:span text:style-name="T3">F3/</text:span><text:span text:style-name="T4">Prüfe, ob es sich um die </text:span></text:p>
          <text:p text:style-name="P3"><text:span text:style-name="T4">Konfigurationsdatei 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xml:id="id10" draw:id="id10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3" draw:id="id13" draw:layer="layout" svg:width="3.725cm" svg:height="1.199cm" svg:x="12.6cm" svg:y="13cm">
          <text:p text:style-name="P3"><text:span text:style-name="T6">Ausgabe A5:</text:span></text:p>
          <text:p text:style-name="P3"><text:span text:style-name="T7">Handelt sich nicht um </text:span></text:p>
          <text:p text:style-name="P3"><text:span text:style-name="T7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204cm" svg:height="0.489cm" svg:x="10.996cm" svg:y="13.2cm">
          <draw:text-box>
            <text:p><text:span text:style-name="T4">Nein</text:span></text:p>
          </draw:text-box>
        </draw:frame>
        <draw:custom-shape draw:style-name="gr16" draw:text-style-name="P5" xml:id="id4" draw:id="id4" draw:layer="layout" svg:width="3.726cm" svg:height="1.198cm" svg:x="4.92cm" svg:y="13cm">
          <text:p text:style-name="P3"><text:span text:style-name="T3">Ausgabe A6</text:span><text:span text:style-name="T4">:</text:span></text:p>
          <text:p text:style-name="P3"><text:span text:style-name="T4">Verarbeite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5" draw:id="id5" draw:layer="layout" svg:width="3.726cm" svg:height="1.198cm" svg:x="4.9cm" svg:y="15.102cm">
          <text:p text:style-name="P3"><text:span text:style-name="T3">F4/</text:span><text:span text:style-name="T4">Lade Datenbankinformationen</text:span></text:p>
          <text:p text:style-name="P3"><text:span text:style-name="T4">aus der Konfigurati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783cm" svg:y1="14.198cm" svg:x2="6.763cm" svg:y2="15.102cm" draw:start-shape="id4" draw:start-glue-point="2" draw:end-shape="id5" draw:end-glue-point="0" svg:d="M6783 14198v453h-20v451" svg:viewBox="0 0 21 905">
          <text:p/>
        </draw:connector>
        <draw:frame draw:style-name="gr17" draw:text-style-name="P6" draw:layer="layout" svg:width="0.975cm" svg:height="0.5cm" svg:x="12.3cm" svg:y="7cm">
          <draw:text-box>
            <text:p><text:span text:style-name="T4">Ja</text:span></text:p>
          </draw:text-box>
        </draw:frame>
        <draw:frame draw:style-name="gr9" draw:text-style-name="P6" draw:layer="layout" svg:width="0.975cm" svg:height="0.489cm" svg:x="9.4cm" svg:y="13.2cm">
          <draw:text-box>
            <text:p><text:span text:style-name="T4">Ja</text:span></text:p>
          </draw:text-box>
        </draw:frame>
        <draw:custom-shape draw:style-name="gr16" draw:text-style-name="P5" xml:id="id7" draw:id="id7" draw:layer="layout" svg:width="3.726cm" svg:height="1.198cm" svg:x="12.574cm" svg:y="15.102cm">
          <text:p text:style-name="P3"><text:span text:style-name="T3">F5/</text:span><text:span text:style-name="T4">Teste die Verbindung zur </text:span></text:p>
          <text:p text:style-name="P3"><text:span text:style-name="T4">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8.626cm" svg:y1="15.701cm" svg:x2="9.438cm" svg:y2="15.69cm" draw:start-shape="id5" draw:start-glue-point="1" draw:end-shape="id6" draw:end-glue-point="3" svg:d="M8626 15701h407v-11h405" svg:viewBox="0 0 813 12">
          <text:p/>
        </draw:connector>
        <draw:connector draw:style-name="gr6" draw:text-style-name="P12" draw:layer="layout" svg:x1="11.6cm" svg:y1="15.69cm" svg:x2="12.574cm" svg:y2="15.701cm" draw:start-shape="id6" draw:start-glue-point="1" draw:end-shape="id7" draw:end-glue-point="3" svg:d="M11600 15690h487v11h487" svg:viewBox="0 0 975 12">
          <text:p/>
        </draw:connector>
        <draw:connector draw:style-name="gr6" draw:text-style-name="P12" draw:layer="layout" svg:x1="14.437cm" svg:y1="16.3cm" svg:x2="14.44cm" svg:y2="17.3cm" draw:start-shape="id7" draw:start-glue-point="2" draw:end-shape="id8" draw:end-glue-point="4" svg:d="M14437 16300v501h3v499" svg:viewBox="0 0 4 1001">
          <text:p/>
        </draw:connector>
        <draw:custom-shape draw:style-name="gr12" draw:text-style-name="P9" xml:id="id9" draw:id="id9" draw:layer="layout" svg:width="3.726cm" svg:height="1.199cm" svg:x="14.074cm" svg:y="19.401cm">
          <text:p text:style-name="P3"><text:span text:style-name="T6">Ausgabe A7</text:span><text:span text:style-name="T7">: </text:span></text:p>
          <text:p text:style-name="P3"><text:span text:style-name="T7">Verbindung zur Datenbank </text:span></text:p>
          <text:p text:style-name="P3"><text:span text:style-name="T7">fehlgeschlagen - Fehlercod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2" draw:layer="layout" svg:x1="17.8cm" svg:y1="20cm" svg:x2="18.537cm" svg:y2="16.2cm" draw:start-shape="id9" draw:start-glue-point="1" draw:end-shape="id10" draw:end-glue-point="8" svg:d="M17800 20000h737v-3800" svg:viewBox="0 0 738 3801">
          <text:p/>
        </draw:connector>
        <draw:frame draw:style-name="gr19" draw:text-style-name="P10" draw:layer="layout" svg:width="1.9cm" svg:height="0.727cm" svg:x="15.8cm" svg:y="18.1cm">
          <draw:text-box>
            <text:p text:style-name="P13"><text:span text:style-name="T8">Verbindung nicht möglich</text:span></text:p>
          </draw:text-box>
        </draw:frame>
        <draw:custom-shape draw:style-name="gr3" draw:text-style-name="P5" xml:id="id11" draw:id="id11" draw:layer="layout" svg:width="3.726cm" svg:height="1.199cm" svg:x="8.674cm" svg:y="17.3cm">
          <text:p text:style-name="P3"><text:span text:style-name="T3">Ausgabe A8</text:span><text:span text:style-name="T4">: </text:span></text:p>
          <text:p text:style-name="P3"><text:span text:style-name="T4">Verbindung zur Datenbank </text:span></text:p>
          <text:p text:style-name="P3"><text:span text:style-name="T4">Erfolgreich</text:span></text:p>
          <text:p text:style-name="P3"><text:span text:style-name="T4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3.84cm" svg:y1="17.9cm" svg:x2="12.4cm" svg:y2="17.899cm" draw:start-shape="id8" draw:start-glue-point="5" draw:end-shape="id11" draw:end-glue-point="1" svg:d="M13840 17900h-719v-1h-721" svg:viewBox="0 0 1441 2">
          <text:p/>
        </draw:connector>
        <draw:connector draw:style-name="gr6" draw:text-style-name="P12" draw:layer="layout" svg:x1="11.11cm" svg:y1="13.6cm" svg:x2="12.6cm" svg:y2="13.599cm" draw:start-shape="id12" draw:start-glue-point="7" draw:end-shape="id13" draw:end-glue-point="3" svg:d="M11110 13600h745v-1h745" svg:viewBox="0 0 1491 2">
          <text:p/>
        </draw:connector>
        <draw:custom-shape draw:style-name="gr20" draw:text-style-name="P14" xml:id="id34" draw:id="id34" draw:layer="layout" svg:width="3.726cm" svg:height="1.199cm" svg:x="8.63cm" svg:y="25.7cm">
          <text:p text:style-name="P3"><text:span text:style-name="T6">F6/</text:span><text:span text:style-name="T9">Prüfe ob Nachricht </text:span></text:p>
          <text:p text:style-name="P3"><text:span text:style-name="T9">von Datenbank-Trigger </text:span></text:p>
          <text:p text:style-name="P3"><text:span text:style-name="T9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14" draw:id="id14" draw:layer="layout" svg:width="3.726cm" svg:height="1.199cm" svg:x="0.874cm" svg:y="23.501cm">
          <text:p text:style-name="P3"><text:span text:style-name="T3">F10/</text:span><text:span text:style-name="T10">Prüfe, ob Abbruchbefehl </text:span></text:p>
          <text:p text:style-name="P3"><text:span text:style-name="T10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36" draw:id="id36" draw:layer="layout" svg:width="3.726cm" svg:height="1.199cm" svg:x="8.63cm" svg:y="19.401cm">
          <text:p text:style-name="P3"><text:span text:style-name="T6">F8/</text:span><text:span text:style-name="T7">Vergleiche Maschinenname des</text:span></text:p>
          <text:p text:style-name="P3"><text:span text:style-name="T7">Triggers mit dem Maschinenname der</text:span></text:p>
          <text:p text:style-name="P3"><text:span text:style-name="T7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6cm" svg:height="0.489cm" svg:x="12.7cm" svg:y="17.4cm">
          <draw:text-box>
            <text:p><text:span text:style-name="T4">erfolgreich</text:span></text:p>
          </draw:text-box>
        </draw:frame>
        <draw:frame draw:style-name="gr22" draw:text-style-name="P10" draw:layer="layout" svg:width="0.975cm" svg:height="0.489cm" svg:x="10.4cm" svg:y="23.111cm">
          <draw:text-box>
            <text:p><text:span text:style-name="T7">Ja</text:span></text:p>
          </draw:text-box>
        </draw:frame>
        <draw:frame draw:style-name="gr22" draw:text-style-name="P10" draw:layer="layout" svg:width="1.204cm" svg:height="0.489cm" svg:x="9.096cm" svg:y="23.611cm">
          <draw:text-box>
            <text:p><text:span text:style-name="T7">Nein</text:span></text:p>
          </draw:text-box>
        </draw:frame>
        <draw:custom-shape draw:style-name="gr23" draw:text-style-name="P15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6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9" draw:text-style-name="P17" draw:layer="layout" svg:width="1.067cm" svg:height="0.489cm" svg:x="10.052cm" svg:y="1.1cm">
          <draw:text-box>
            <text:p><text:span text:style-name="T8">Start</text:span></text:p>
          </draw:text-box>
        </draw:frame>
        <draw:frame draw:style-name="gr25" draw:text-style-name="P6" draw:layer="layout" svg:width="1.2cm" svg:height="0.589cm" svg:x="18.6cm" svg:y="15.8cm">
          <draw:text-box>
            <text:p><text:span text:style-name="T4">Ende</text:span></text:p>
          </draw:text-box>
        </draw:frame>
        <draw:custom-shape draw:style-name="gr21" draw:text-style-name="P15" xml:id="id20" draw:id="id20" draw:layer="layout" svg:width="3.726cm" svg:height="1.199cm" svg:x="0.87cm" svg:y="19.401cm">
          <text:p text:style-name="P3"><text:span text:style-name="T3">F9/</text:span><text:span text:style-name="T10">Ansteuern der LEDs </text:span></text:p>
          <text:p text:style-name="P3"><text:span text:style-name="T10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10" draw:layer="layout" svg:width="1.704cm" svg:height="0.727cm" svg:x="5.9cm" svg:y="20.473cm">
          <draw:text-box>
            <text:p><text:span text:style-name="T7">stimmt nicht </text:span></text:p>
            <text:p><text:span text:style-name="T7">überein</text:span></text:p>
          </draw:text-box>
        </draw:frame>
        <draw:frame draw:style-name="gr27" draw:text-style-name="P10" draw:layer="layout" svg:width="2cm" svg:height="0.7cm" svg:x="4.7cm" svg:y="19.5cm">
          <draw:text-box>
            <text:p><text:span text:style-name="T7">stimmt überein</text:span></text:p>
          </draw:text-box>
        </draw:frame>
        <draw:frame draw:style-name="gr9" draw:text-style-name="P10" draw:layer="layout" svg:width="1.204cm" svg:height="0.489cm" svg:x="3.1cm" svg:y="25.9cm">
          <draw:text-box>
            <text:p><text:span text:style-name="T7">Nein</text:span></text:p>
          </draw:text-box>
        </draw:frame>
        <draw:custom-shape draw:style-name="gr11" draw:text-style-name="P8" xml:id="id22" draw:id="id22" draw:layer="layout" svg:width="2.162cm" svg:height="1.02cm" svg:x="17.438cm" svg:y="4.99cm">
          <text:p text:style-name="P3"><text:span text:style-name="T5">angehängte</text:span></text:p>
          <text:p text:style-name="P3"><text:span text:style-name="T5">Konfigurationsdatei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5" xml:id="id12" draw:id="id12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9.91cm" svg:y1="13.6cm" svg:x2="8.646cm" svg:y2="13.599cm" draw:start-shape="id12" draw:start-glue-point="5" draw:end-shape="id4" draw:end-glue-point="1" svg:d="M9910 13600h-631v-1h-633" svg:viewBox="0 0 1265 2">
          <text:p/>
        </draw:connector>
        <draw:custom-shape draw:style-name="gr11" draw:text-style-name="P8" xml:id="id6" draw:id="id6" draw:layer="layout" svg:width="2.162cm" svg:height="1.02cm" svg:x="9.438cm" svg:y="15.18cm">
          <text:p text:style-name="P3"><text:span text:style-name="T5">Datenbank</text:span></text:p>
          <text:p text:style-name="P3"><text:span text:style-name="T5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1.2cm" svg:height="1.2cm" svg:x="13.84cm" svg:y="17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8" draw:layer="layout" svg:x1="15.04cm" svg:y1="17.9cm" svg:x2="15.937cm" svg:y2="19.401cm" draw:start-shape="id8" draw:start-glue-point="7" draw:end-shape="id9" draw:end-glue-point="0" svg:d="M15040 17900h897v1501" svg:viewBox="0 0 898 1502">
          <text:p/>
        </draw:connector>
        <draw:custom-shape draw:style-name="gr28" draw:text-style-name="P14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8.674cm" svg:y1="17.899cm" svg:x2="7.2cm" svg:y2="17.9cm" draw:start-shape="id11" draw:start-glue-point="3" draw:end-shape="id18" svg:d="M8674 17899h-736v1h-738" svg:viewBox="0 0 1475 2">
          <text:p/>
        </draw:connector>
        <draw:frame draw:style-name="gr9" draw:text-style-name="P6" draw:layer="layout" svg:width="0.975cm" svg:height="0.489cm" svg:x="2.7cm" svg:y="27.011cm">
          <draw:text-box>
            <text:p><text:span text:style-name="T4">Ja</text:span></text:p>
          </draw:text-box>
        </draw:frame>
        <draw:connector draw:style-name="gr6" draw:text-style-name="P12" draw:layer="layout" svg:x1="17.763cm" svg:y1="23.3cm" svg:x2="18.537cm" svg:y2="16.2cm" draw:start-shape="id19" draw:start-glue-point="1" draw:end-shape="id10" draw:end-glue-point="8" svg:d="M17763 23300h774v-7100" svg:viewBox="0 0 775 7101">
          <text:p/>
        </draw:connector>
        <draw:custom-shape draw:style-name="gr21" draw:text-style-name="P15" xml:id="id33" draw:id="id33" draw:layer="layout" svg:width="3.726cm" svg:height="1.199cm" svg:x="0.874cm" svg:y="21.501cm">
          <text:p text:style-name="P3"><text:span text:style-name="T3">Ausgabe A9</text:span><text:span text:style-name="T4">: </text:span></text:p>
          <text:p text:style-name="P3"><text:span text:style-name="T4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9" draw:id="id19" draw:layer="layout" svg:width="3.726cm" svg:height="1.199cm" svg:x="14.037cm" svg:y="22.701cm">
          <text:p text:style-name="P3"><text:span text:style-name="T3">Ausgabe A10</text:span><text:span text:style-name="T4">: </text:span></text:p>
          <text:p text:style-name="P3"><text:span text:style-name="T4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8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3" draw:text-style-name="P5" xml:id="id18" draw:id="id18" draw:layer="layout" svg:width="3.726cm" svg:height="1.199cm" svg:x="3.474cm" svg:y="17.301cm">
          <text:p text:style-name="P3"><text:span text:style-name="T3">F7/</text:span><text:span text:style-name="T10">Lade den aktuellen Status der </text:span></text:p>
          <text:p text:style-name="P3"><text:span text:style-name="T10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29" draw:text-style-name="P19" xml:id="id30" draw:id="id30" draw:layer="layout" svg:width="3.726cm" svg:height="1.199cm" svg:x="0.874cm" svg:y="8.9cm">
          <text:p text:style-name="P3"><text:span text:style-name="T6">F11/</text:span><text:span text:style-name="T7">Erstelle Konfigurationsdatei</text:span></text:p>
          <text:p text:style-name="P3"><text:span text:style-name="T7"><text:s/></text:span><text:span text:style-name="T7">mit Struktur, falls kein Pfad angehängt</text:span></text:p>
          <text:p text:style-name="P3"><text:span text:style-name="T7"><text:s/></text:span><text:span text:style-name="T7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6" draw:text-style-name="P12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2" draw:text-style-name="P20" xml:id="id31" draw:id="id31" draw:layer="layout" svg:width="3.726cm" svg:height="1.199cm" svg:x="0.87cm" svg:y="10.801cm">
          <text:p text:style-name="P3"><text:span text:style-name="T6">Ausgabe A4.2</text:span><text:span text:style-name="T7">: </text:span></text:p>
          <text:p text:style-name="P3"><text:span text:style-name="T7">Konfigurationsdatei nicht gefunden,</text:span></text:p>
          <text:p text:style-name="P3"><text:span text:style-name="T7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2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6" draw:text-style-name="P12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30" draw:text-style-name="P6" draw:layer="layout" svg:width="0.975cm" svg:height="0.5cm" svg:x="7.1cm" svg:y="7cm">
          <draw:text-box>
            <text:p><text:span text:style-name="T4">Ja</text:span></text:p>
          </draw:text-box>
        </draw:frame>
        <draw:frame draw:style-name="gr13" draw:text-style-name="P10" draw:layer="layout" svg:width="1.004cm" svg:height="0.6cm" svg:x="5.796cm" svg:y="9.1cm">
          <draw:text-box>
            <text:p><text:span text:style-name="T7">Nein</text:span></text:p>
          </draw:text-box>
        </draw:frame>
        <draw:connector draw:style-name="gr6" draw:text-style-name="P12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6" draw:text-style-name="P12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6" draw:text-style-name="P12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8" draw:text-style-name="P18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8" draw:text-style-name="P18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8" draw:text-style-name="P18" draw:layer="layout" svg:x1="18.537cm" svg:y1="10.1cm" svg:x2="18.537cm" svg:y2="15.822cm" draw:start-shape="id25" draw:start-glue-point="2" draw:end-shape="id10" draw:end-glue-point="4" svg:d="M18537 10100v5722" svg:viewBox="0 0 1 5723">
          <text:p/>
        </draw:connector>
        <draw:connector draw:style-name="gr6" draw:text-style-name="P12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6" draw:text-style-name="P12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6" draw:text-style-name="P12" draw:layer="layout" svg:x1="10.512cm" svg:y1="11.9cm" svg:x2="10.51cm" svg:y2="13cm" draw:start-shape="id17" draw:start-glue-point="2" draw:end-shape="id12" draw:end-glue-point="4" svg:d="M10512 11900v551h-2v549" svg:viewBox="0 0 3 1101">
          <text:p/>
        </draw:connector>
        <draw:custom-shape draw:style-name="gr31" draw:text-style-name="P21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8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32" draw:text-style-name="P10" draw:layer="layout" svg:width="1.2cm" svg:height="0.589cm" svg:x="1.7cm" svg:y="13.4cm">
          <draw:text-box>
            <text:p><text:span text:style-name="T7">Ende</text:span></text:p>
          </draw:text-box>
        </draw:frame>
        <draw:connector draw:style-name="gr24" draw:text-style-name="P16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4" draw:text-style-name="P16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33" draw:text-style-name="P22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33" draw:text-style-name="P22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33" draw:text-style-name="P22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33" draw:text-style-name="P22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33" draw:text-style-name="P22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33" draw:text-style-name="P22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33" draw:text-style-name="P22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frame draw:style-name="gr34" draw:text-style-name="P23" draw:layer="layout" svg:width="2cm" svg:height="0.7cm" svg:x="0.6cm" svg:y="26.5cm">
          <draw:text-box>
            <text:p><text:span text:style-name="T11">Schleife</text:span></text:p>
          </draw:text-box>
        </draw:frame>
        <draw:connector draw:style-name="gr18" draw:text-style-name="P9" draw:layer="layout" svg:x1="16.325cm" svg:y1="13.599cm" svg:x2="18.537cm" svg:y2="15.822cm" draw:start-shape="id13" draw:start-glue-point="1" draw:end-shape="id10" draw:end-glue-point="4" svg:d="M16325 13599h2212v2223" svg:viewBox="0 0 2213 2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07:11.226303388</dc:date>
    <meta:editing-duration>PT3H25M40S</meta:editing-duration>
    <meta:editing-cycles>49</meta:editing-cycles>
    <meta:generator>LibreOffice/5.1.6.2$Linux_X86_64 LibreOffice_project/10m0$Build-2</meta:generator>
    <meta:document-statistic meta:object-count="102"/>
  </office:meta>
</office:document-meta>
</file>